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097fa" officeooo:paragraph-rsid="000097fa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4afaa" officeooo:paragraph-rsid="0004afaa"/>
    </style:style>
    <style:style style:name="P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55560" officeooo:paragraph-rsid="00055560"/>
    </style:style>
    <style:style style:name="P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58b09" officeooo:paragraph-rsid="00058b09"/>
    </style:style>
    <style:style style:name="P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64902" officeooo:paragraph-rsid="00064902"/>
    </style:style>
    <style:style style:name="P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64942" officeooo:paragraph-rsid="00064942"/>
    </style:style>
    <style:style style:name="P1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78615" officeooo:paragraph-rsid="00078615"/>
    </style:style>
    <style:style style:name="P1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GB" fo:font-style="normal" fo:font-weight="normal" officeooo:rsid="00078615" officeooo:paragraph-rsid="00078615" style:script-type="latin"/>
    </style:style>
    <style:style style:name="T1" style:family="text">
      <style:text-properties officeooo:rsid="00083d6c"/>
    </style:style>
    <style:style style:name="T2" style:family="text">
      <style:text-properties officeooo:rsid="000308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-Year 02</text:p>
      <text:p text:style-name="P1">Homework: Week 02</text:p>
      <text:p text:style-name="P2"/>
      <text:p text:style-name="P3">Understand Porter's Five Forces Model:</text:p>
      <text:p text:style-name="P4">The five forces model:</text:p>
      <text:p text:style-name="P4">Used to analyse the competitive environment in industries, and to see which industries are attractive for companies to compete in.</text:p>
      <text:p text:style-name="P4">1. Industry rivalry</text:p>
      <text:p text:style-name="P4">2. Buyer power (customers)</text:p>
      <text:p text:style-name="P4">3. Supplier power</text:p>
      <text:p text:style-name="P4">4. Threat of substitutes</text:p>
      <text:p text:style-name="P4">5. Threat of new entrants</text:p>
      <text:p text:style-name="P4"/>
      <text:p text:style-name="P4"><text:span text:style-name="T1">Barriers</text:span> to profitability:</text:p>
      <text:p text:style-name="P4">By analysing these forces, businesses can:</text:p>
      <text:p text:style-name="P4">- Identify obstacle to profit</text:p>
      <text:p text:style-name="P4">- Develop strategies to reduce threats</text:p>
      <text:p text:style-name="P4"/>
      <text:p text:style-name="P4">Conducting it:</text:p>
      <text:p text:style-name="P4">1. Define the industry</text:p>
      <text:p text:style-name="P4">2. <text:span text:style-name="T2">Identify current situation</text:span></text:p>
      <text:p text:style-name="P4">3. <text:span text:style-name="T2">Analyse</text:span> industry attractiveness for each force</text:p>
      <text:p text:style-name="P4">4. Conclude the overall picture:</text:p>
      <text:p text:style-name="P4"><text:tab/>How attractive is the industry</text:p>
      <text:p text:style-name="P4"/>
      <text:p text:style-name="P4"/>
      <text:p text:style-name="P4">Understand Ansoff Matrix:</text:p>
      <text:p text:style-name="P5">Used to analyse and plan growth strategies.</text:p>
      <text:p text:style-name="P5">Depends on if its targeting existing/new markets or products.</text:p>
      <text:p text:style-name="P5"/>
      <text:p text:style-name="P6">Market penetration is a growth strategy where a company focuses on selling more of its existing products to its current market – aggressive marketing campaigns, promotional offers and pricing strategies</text:p>
      <text:p text:style-name="P6"/>
      <text:p text:style-name="P7">Product development is where a company seeks to introduce new products in existing markets – research and development, innovation, aggressive marketing.</text:p>
      <text:p text:style-name="P7"/>
      <text:p text:style-name="P7">Marketing development involves expanding into new market with existing products – entering new geographical areas, targeting new demographics.</text:p>
      <text:p text:style-name="P7"/>
      <text:p text:style-name="P7">Diversification is selling new products in brand new markets – often hinges on careful market analysis, innovation and effective management of resources.</text:p>
      <text:p text:style-name="P7"/>
      <text:p text:style-name="P7"/>
      <text:p text:style-name="P7"><text:soft-page-break/>Understand Porter’s Generic Strategies:</text:p>
      <text:p text:style-name="P8">All about gaining competetive advantage.</text:p>
      <text:p text:style-name="P9">Low cost strategies keep costs low in order to either offer customers lower prices or widen profit margins.</text:p>
      <text:p text:style-name="P9">Cost leadership targets mass markets using economies of scale, high capacity utilisation and efficient resource management to keep costs very low.</text:p>
      <text:p text:style-name="P9">Cost focus targets niche markets. Smaller scale of production can make gaining cost advantages more challenging, but can be done by keeping things simple and avoiding R&amp;D costs.</text:p>
      <text:p text:style-name="P10">Differentiation strategies add value by offering products which clearly stand out from rivals, which can enable the charging of premium prices.</text:p>
      <text:p text:style-name="P10">Differentiation focus targets niche markets where it is much easier to target and respond to specific customer needs.</text:p>
      <text:p text:style-name="P11">Differentiation leadership is more challenging to stand out and justify higher prices, but can be achieved with a really strong marketing mix – branding is often essenti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11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21:56:44.589101050</meta:creation-date>
    <dc:date>2025-09-19T22:28:29.863719493</dc:date>
    <meta:editing-duration>PT19M31S</meta:editing-duration>
    <meta:editing-cycles>9</meta:editing-cycles>
    <meta:generator>LibreOffice/25.8.1.1$Linux_X86_64 LibreOffice_project/580$Build-1</meta:generator>
    <meta:document-statistic meta:table-count="0" meta:image-count="0" meta:object-count="0" meta:page-count="2" meta:paragraph-count="35" meta:word-count="347" meta:character-count="2365" meta:non-whitespace-character-count="2047"/>
  </office:meta>
</office:document-meta>
</file>